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cdcbd" officeooo:paragraph-rsid="002cdcbd" style:font-weight-asian="bold" style:font-weight-complex="bold"/>
    </style:style>
    <style:style style:name="P2" style:family="paragraph" style:parent-style-name="Text_20_body">
      <style:text-properties fo:font-weight="bold" officeooo:rsid="002e153e" officeooo:paragraph-rsid="002e153e" style:font-weight-asian="bold" style:font-weight-complex="bold"/>
    </style:style>
    <style:style style:name="P3" style:family="paragraph" style:parent-style-name="Text_20_body">
      <style:text-properties fo:font-weight="bold" officeooo:rsid="002f97b4" officeooo:paragraph-rsid="002f97b4" style:font-weight-asian="bold" style:font-weight-complex="bold"/>
    </style:style>
    <style:style style:name="P4" style:family="paragraph" style:parent-style-name="Title">
      <style:text-properties fo:font-weight="bold" officeooo:rsid="002c782c" officeooo:paragraph-rsid="002c782c" style:font-weight-asian="bold" style:font-weight-complex="bold"/>
    </style:style>
    <style:style style:name="P5" style:family="paragraph" style:parent-style-name="Title">
      <style:text-properties officeooo:rsid="002e153e" officeooo:paragraph-rsid="002e153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imple future</text:p>
      <text:p text:style-name="P1"><text:span text:style-name="T1">The simple future is used for making predictions as well as for simple statements that are always true.</text:span></text:p>
      <text:p text:style-name="P1">Examples: <text:span text:style-name="T1">Ireland will win the next football world cup. The sun will set at five o’ clock tomorrow.</text:span></text:p>
      <text:p text:style-name="P5">Progressive future</text:p>
      <text:p text:style-name="P2"><text:span text:style-name="T1">The verb “is going to” is used for talking about intentions or plans.</text:span></text:p>
      <text:p text:style-name="P2">Example: <text:span text:style-name="T1">I am going to work abroad.</text:span></text:p>
      <text:p text:style-name="P5">Present progressive</text:p>
      <text:p text:style-name="P2"><text:span text:style-name="T1">The present progressive is suitable for talking about arrangements. An arrangement is a plan in the future which has already been discussed and scheduled with other persons.</text:span></text:p>
      <text:p text:style-name="P2">Example: <text:span text:style-name="T1">I am signing the contract on Wednesday.</text:span></text:p>
      <text:p text:style-name="P5">Present simple</text:p>
      <text:p text:style-name="P2"><text:span text:style-name="T1">The simple present form is used to refer to future events that are scheduled an outside of ones control.</text:span></text:p>
      <text:p text:style-name="P3">Example: <text:span text:style-name="T1">Hurry up! We have to submit the document to Mr Herwig Mayr at high no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0:26:33.340503336</meta:creation-date>
    <dc:date>2016-11-15T21:21:28.433321157</dc:date>
    <meta:editing-duration>PT53M14S</meta:editing-duration>
    <meta:editing-cycles>27</meta:editing-cycles>
    <meta:generator>LibreOffice/5.1.6.1.0$Linux_X86_64 LibreOffice_project/10$Build-1</meta:generator>
    <meta:document-statistic meta:table-count="0" meta:image-count="0" meta:object-count="0" meta:page-count="1" meta:paragraph-count="12" meta:word-count="134" meta:character-count="776" meta:non-whitespace-character-count="654"/>
  </office:meta>
</office:document-meta>
</file>